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pitch="variable" style:font-charset="x-symbol"/>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start" style:justify-single-word="false"/>
    </style:style>
    <style:style style:name="P2" style:family="paragraph" style:parent-style-name="Standard">
      <style:paragraph-properties fo:text-align="center" style:justify-single-word="false"/>
      <style:text-properties fo:font-size="22pt" fo:font-weight="normal" style:font-size-asian="22pt" style:font-weight-asian="normal" style:font-size-complex="22pt" style:font-weight-complex="normal"/>
    </style:style>
    <style:style style:name="P3" style:family="paragraph" style:parent-style-name="Standard">
      <style:paragraph-properties fo:text-align="center" style:justify-single-word="false"/>
      <style:text-properties fo:font-size="24pt" fo:font-weight="bold" style:font-size-asian="24pt" style:font-weight-asian="bold" style:font-size-complex="24pt" style:font-weight-complex="bold"/>
    </style:style>
    <style:style style:name="P4" style:family="paragraph" style:parent-style-name="Standard">
      <style:paragraph-properties fo:text-align="center" style:justify-single-word="false"/>
      <style:text-properties fo:font-size="36pt" fo:font-weight="bold" style:font-size-asian="36pt" style:font-weight-asian="bold" style:font-size-complex="36pt" style:font-weight-complex="bold"/>
    </style:style>
    <style:style style:name="P5" style:family="paragraph" style:parent-style-name="Standard">
      <style:paragraph-properties fo:text-align="center" style:justify-single-word="false"/>
      <style:text-properties fo:font-size="26pt" fo:font-weight="normal" style:font-size-asian="26pt" style:font-weight-asian="normal" style:font-size-complex="26pt" style:font-weight-complex="normal"/>
    </style:style>
    <style:style style:name="P6" style:family="paragraph" style:parent-style-name="Standard">
      <style:paragraph-properties fo:text-align="start" style:justify-single-word="false"/>
      <style:text-properties fo:color="#000000" fo:font-size="16pt" fo:font-weight="bold" style:font-size-asian="16pt" style:font-weight-asian="bold" style:font-size-complex="16pt" style:font-weight-complex="bold"/>
    </style:style>
    <style:style style:name="P7" style:family="paragraph" style:parent-style-name="Standard">
      <style:paragraph-properties fo:text-align="start" style:justify-single-word="false"/>
      <style:text-properties fo:color="#000000" fo:font-size="13pt" fo:font-weight="normal" style:font-size-asian="13pt" style:font-weight-asian="normal" style:font-size-complex="13pt" style:font-weight-complex="normal"/>
    </style:style>
    <style:style style:name="P8" style:family="paragraph" style:parent-style-name="Standard">
      <style:paragraph-properties fo:text-align="start" style:justify-single-word="false"/>
      <style:text-properties fo:color="#000000" fo:font-size="14pt" fo:font-weight="bold" style:font-size-asian="14pt" style:font-weight-asian="bold" style:font-size-complex="14pt" style:font-weight-complex="bold"/>
    </style:style>
    <style:style style:name="P9" style:family="paragraph" style:parent-style-name="Standard">
      <style:paragraph-properties fo:text-align="start" style:justify-single-word="false"/>
      <style:text-properties fo:font-size="16pt" fo:font-weight="normal" style:font-size-asian="16pt" style:font-weight-asian="normal" style:font-size-complex="16pt" style:font-weight-complex="normal"/>
    </style:style>
    <style:style style:name="P10" style:family="paragraph" style:parent-style-name="Standard">
      <style:paragraph-properties fo:text-align="start" style:justify-single-word="false"/>
      <style:text-properties fo:font-size="16pt" fo:font-weight="bold" style:font-size-asian="16pt" style:font-weight-asian="bold" style:font-size-complex="16pt" style:font-weight-complex="bold"/>
    </style:style>
    <style:style style:name="P11" style:family="paragraph" style:parent-style-name="Standard">
      <style:paragraph-properties fo:text-align="start" style:justify-single-word="false"/>
      <style:text-properties fo:font-size="16pt" fo:font-style="normal" fo:font-weight="bold" style:font-size-asian="16pt" style:font-style-asian="normal" style:font-weight-asian="bold" style:font-size-complex="16pt" style:font-style-complex="normal" style:font-weight-complex="bold"/>
    </style:style>
    <style:style style:name="P12" style:family="paragraph" style:parent-style-name="Standard">
      <style:paragraph-properties fo:text-align="start" style:justify-single-word="false"/>
      <style:text-properties fo:font-size="14pt" fo:font-weight="normal" style:font-size-asian="14pt" style:font-weight-asian="normal" style:font-size-complex="14pt" style:font-weight-complex="normal"/>
    </style:style>
    <style:style style:name="P13" style:family="paragraph" style:parent-style-name="Standard">
      <style:paragraph-properties fo:text-align="start" style:justify-single-word="false"/>
      <style:text-properties fo:font-size="14pt" fo:font-style="italic" fo:font-weight="normal" style:font-size-asian="14pt" style:font-style-asian="italic" style:font-weight-asian="normal" style:font-size-complex="14pt" style:font-style-complex="italic" style:font-weight-complex="normal"/>
    </style:style>
    <style:style style:name="P14" style:family="paragraph" style:parent-style-name="Standard">
      <style:paragraph-properties fo:text-align="start" style:justify-single-word="false"/>
      <style:text-properties fo:color="#ff0000" fo:font-size="13pt" fo:font-weight="normal" style:font-size-asian="13pt" style:font-weight-asian="normal" style:font-size-complex="13pt" style:font-weight-complex="normal"/>
    </style:style>
    <style:style style:name="P15" style:family="paragraph" style:parent-style-name="Standard">
      <style:paragraph-properties fo:text-align="start" style:justify-single-word="false"/>
      <style:text-properties fo:font-size="13pt" fo:font-weight="normal" style:font-size-asian="13pt" style:font-weight-asian="normal" style:font-size-complex="13pt" style:font-weight-complex="normal"/>
    </style:style>
    <style:style style:name="P16" style:family="paragraph" style:parent-style-name="Standard">
      <style:paragraph-properties fo:text-align="start" style:justify-single-word="false"/>
      <style:text-properties style:use-window-font-color="true" fo:font-size="13pt" fo:font-weight="normal" style:font-size-asian="13pt" style:font-weight-asian="normal" style:font-size-complex="13pt" style:font-weight-complex="normal"/>
    </style:style>
    <style:style style:name="P17" style:family="paragraph" style:parent-style-name="Standard">
      <style:paragraph-properties fo:text-align="start" style:justify-single-word="false" fo:break-before="page"/>
      <style:text-properties fo:font-size="16pt" fo:font-weight="bold" style:font-size-asian="16pt" style:font-weight-asian="bold" style:font-size-complex="16pt" style:font-weight-complex="bold"/>
    </style:style>
    <style:style style:name="P18" style:family="paragraph" style:parent-style-name="Standard">
      <style:paragraph-properties fo:text-align="start" style:justify-single-word="false" fo:break-before="page"/>
      <style:text-properties fo:font-size="16pt" fo:font-style="normal" fo:font-weight="bold" style:font-size-asian="16pt" style:font-style-asian="normal" style:font-weight-asian="bold" style:font-size-complex="16pt" style:font-style-complex="normal" style:font-weight-complex="bold"/>
    </style:style>
    <style:style style:name="P19" style:family="paragraph" style:parent-style-name="Table_20_Contents">
      <style:paragraph-properties fo:text-align="start" style:justify-single-word="false"/>
      <style:text-properties fo:font-size="14pt" style:font-size-asian="14pt" style:font-size-complex="14pt"/>
    </style:style>
    <style:style style:name="P20" style:family="paragraph" style:parent-style-name="Table_20_Contents">
      <style:paragraph-properties fo:text-align="start" style:justify-single-word="false"/>
      <style:text-properties fo:font-size="14pt" fo:font-weight="bold" style:font-size-asian="14pt" style:font-weight-asian="bold" style:font-size-complex="14pt" style:font-weight-complex="bold"/>
    </style:style>
    <style:style style:name="P21" style:family="paragraph" style:parent-style-name="Table_20_Contents">
      <style:paragraph-properties fo:text-align="center" style:justify-single-word="false" fo:background-color="#cccccc">
        <style:background-image/>
      </style:paragraph-properties>
      <style:text-properties fo:font-size="16pt" fo:font-weight="bold" style:font-size-asian="16pt" style:font-weight-asian="bold" style:font-size-complex="16pt" style:font-weight-complex="bold"/>
    </style:style>
    <style:style style:name="P22" style:family="paragraph" style:parent-style-name="Table_20_Contents">
      <style:paragraph-properties fo:text-align="center" style:justify-single-word="false" fo:background-color="#cccccc">
        <style:background-image/>
      </style:paragraph-properties>
      <style:text-properties fo:font-size="14pt" fo:font-weight="bold" style:font-size-asian="14pt" style:font-weight-asian="bold" style:font-size-complex="14pt" style:font-weight-complex="bold"/>
    </style:style>
    <style:style style:name="P23" style:family="paragraph" style:parent-style-name="Standard" style:list-style-name="L1">
      <style:paragraph-properties fo:text-align="start" style:justify-single-word="false"/>
      <style:text-properties fo:font-size="16pt" fo:font-style="normal" fo:font-weight="normal" style:font-size-asian="16pt" style:font-style-asian="normal" style:font-weight-asian="normal" style:font-size-complex="16pt" style:font-style-complex="normal" style:font-weight-complex="normal"/>
    </style:style>
    <style:style style:name="P24" style:family="paragraph" style:parent-style-name="Standard">
      <style:paragraph-properties fo:text-align="start" style:justify-single-word="false"/>
      <style:text-properties fo:font-size="16pt" fo:font-weight="bold" style:font-size-asian="16pt" style:font-weight-asian="bold" style:font-size-complex="16pt" style:font-weight-complex="bold"/>
    </style:style>
    <style:style style:name="P25" style:family="paragraph" style:parent-style-name="Standard">
      <style:paragraph-properties fo:text-align="start" style:justify-single-word="false"/>
      <style:text-properties fo:font-style="normal" fo:font-weight="normal" style:font-style-asian="normal" style:font-weight-asian="normal" style:font-style-complex="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3"/>
      <text:p text:style-name="P3"/>
      <text:p text:style-name="P4">Project 2</text:p>
      <text:p text:style-name="P5">Sudoku</text:p>
      <text:p text:style-name="P5"/>
      <text:p text:style-name="P5"/>
      <text:p text:style-name="P5"/>
      <text:p text:style-name="P5"/>
      <text:p text:style-name="P5"/>
      <text:p text:style-name="P5"/>
      <text:p text:style-name="P5"/>
      <text:p text:style-name="P5"/>
      <text:p text:style-name="P5"/>
      <text:p text:style-name="P5"/>
      <text:p text:style-name="P2">CIS-17B </text:p>
      <text:p text:style-name="P2">Section 42448</text:p>
      <text:p text:style-name="P2">Michael Risher</text:p>
      <text:p text:style-name="P2">December 8, 2014</text:p>
      <text:p text:style-name="P17">I. Introduction:</text:p>
      <text:p text:style-name="P9"/>
      <text:p text:style-name="P12">Title: Employee Management System</text:p>
      <text:p text:style-name="P12"/>
      <text:p text:style-name="P7">Allows you to manage a table employees by edited, searching, deleting, <text:s/>setting hours worked, and viewing payment info for employees.</text:p>
      <text:p text:style-name="P7"/>
      <text:p text:style-name="P14"/>
      <text:p text:style-name="P6">II. Summary</text:p>
      <text:p text:style-name="P8"/>
      <text:p text:style-name="P7">Project lines of code: 1738 ( 1808 counting the data importer )</text:p>
      <text:p text:style-name="P7"/>
      <text:p text:style-name="P16"><text:tab/>This program is a system to manage employees. <text:s/>This system allows you to build a table of employees, load an existing employee table, list all the employee in the table, search through that table using any of the properties of the employee including their id, name, age, sex, and pay rate, delete employees by their id, edit employee data by their id, set the hours worked by the employee id, and view the payment info for employee. <text:s/></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0"/>
      <text:p text:style-name="P17"/>
      <text:p text:style-name="P10">IV. Pseudocode:</text:p>
      <text:p text:style-name="P10"/>
      <text:p text:style-name="P13">start</text:p>
      <text:p text:style-name="P13">ask for user action</text:p>
      <text:p text:style-name="P13"><text:s text:c="2"/>if build</text:p>
      <text:p text:style-name="P13"><text:tab/>ask for the type of employee they want to enter </text:p>
      <text:p text:style-name="P13"><text:tab/> <text:s/>if type selected ask for user to input the appropriate data</text:p>
      <text:p text:style-name="P13"><text:tab/> <text:s/>save;</text:p>
      <text:p text:style-name="P13"><text:s text:c="2"/>if load</text:p>
      <text:p text:style-name="P13"><text:tab/>get the file they want to load from read the entire file count all the people</text:p>
      <text:p text:style-name="P13"><text:tab/>rewind to the beginning and use the data</text:p>
      <text:p text:style-name="P13"><text:tab/>save;</text:p>
      <text:p text:style-name="P13"><text:s text:c="2"/>if <text:s/>list</text:p>
      <text:p text:style-name="P13"><text:tab/>run through all the employee data and print it out</text:p>
      <text:p text:style-name="P13"><text:s text:c="2"/>if delete</text:p>
      <text:p text:style-name="P13"><text:tab/>ask for the id</text:p>
      <text:p text:style-name="P13"><text:tab/>find the employee id and delete the record</text:p>
      <text:p text:style-name="P13"><text:s text:c="2"/>if search</text:p>
      <text:p text:style-name="P13"><text:tab/>ask what find of search</text:p>
      <text:p text:style-name="P13"><text:tab/> <text:s/>if id</text:p>
      <text:p text:style-name="P13"><text:tab/><text:tab/>find the employee with the id and print out results</text:p>
      <text:p text:style-name="P13"><text:tab/> <text:s/>if first name</text:p>
      <text:p text:style-name="P13"><text:tab/><text:tab/>find the employee with partial string search and print out results</text:p>
      <text:p text:style-name="P13"><text:tab/> <text:s/>if last name</text:p>
      <text:p text:style-name="P13"><text:tab/><text:tab/>find the employee with partial string search and print out results</text:p>
      <text:p text:style-name="P13"><text:tab/> <text:s/>if age</text:p>
      <text:p text:style-name="P13"><text:tab/><text:tab/>find the employee by age and print out results</text:p>
      <text:p text:style-name="P13"><text:tab/> <text:s/>if pay rate</text:p>
      <text:p text:style-name="P13"><text:tab/><text:tab/>find the employee by pay rate and print out results</text:p>
      <text:p text:style-name="P13">if hours</text:p>
      <text:p text:style-name="P13"><text:tab/>ask for the id of the employee</text:p>
      <text:p text:style-name="P13"><text:tab/><text:tab/>if exists ask for the hours to be set</text:p>
      <text:p text:style-name="P13"><text:tab/><text:tab/><text:tab/>set it</text:p>
      <text:p text:style-name="P13">if payment</text:p>
      <text:p text:style-name="P13"><text:tab/>ask for the id of the employee or -1 for all</text:p>
      <text:p text:style-name="P13"><text:tab/><text:tab/>run get pay on all the affected employees excluding volunteers for obvious</text:p>
      <text:p text:style-name="P13"><text:tab/><text:tab/>reasons</text:p>
      <text:p text:style-name="P13">if edit</text:p>
      <text:p text:style-name="P13"><text:soft-page-break/><text:tab/>ask for the id of the employee you want to edit</text:p>
      <text:p text:style-name="P13"/>
      <text:p text:style-name="P13"/>
      <text:p text:style-name="P13"/>
      <text:p text:style-name="P13"/>
      <text:p text:style-name="P13"/>
      <text:p text:style-name="P13"/>
      <text:p text:style-name="P15"/>
      <text:p text:style-name="P25"/>
      <text:p text:style-name="P18">VI. Notes:</text:p>
      <text:p text:style-name="P11"/>
      <text:list xml:id="list2469353079358667172" text:style-name="L1">
        <text:list-item>
          <text:p text:style-name="P23">The flowcharts are attached inside the project zip.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pitch="variable" style:font-charset="x-symbol"/>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start"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CIS-17B #42448<text:tab/><text:page-number text:select-page="current">5</text:page-number><text:tab/>Rish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6-01T10:59:08.62</meta:creation-date>
    <dc:date>2014-12-09T09:40:39.45</dc:date>
    <meta:editing-duration>PT6H4M46S</meta:editing-duration>
    <meta:editing-cycles>13</meta:editing-cycles>
    <meta:generator>OpenOffice/4.0.1$Win32 OpenOffice.org_project/401m5$Build-9714</meta:generator>
    <dc:creator>Michael Risher</dc:creator>
    <meta:document-statistic meta:table-count="0" meta:image-count="0" meta:object-count="0" meta:page-count="5" meta:paragraph-count="53" meta:word-count="357" meta:character-count="1944"/>
  </office:meta>
</office:document-meta>
</file>